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a2e6f" officeooo:paragraph-rsid="000a2e6f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rsid="000a2e6f" officeooo:paragraph-rsid="000a2e6f"/>
    </style:style>
    <style:style style:name="P3" style:family="paragraph" style:parent-style-name="Standard">
      <style:paragraph-properties fo:text-align="center" style:justify-single-word="false"/>
      <style:text-properties fo:font-size="22pt" fo:language="pt" fo:country="BR" officeooo:paragraph-rsid="000a2e6f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rsid="000a2e6f" officeooo:paragraph-rsid="000a2e6f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pt" fo:country="BR" officeooo:rsid="024fcf75" officeooo:paragraph-rsid="024fcf75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rsid="024fcf75" officeooo:paragraph-rsid="024fcf75"/>
    </style:style>
    <style:style style:name="P7" style:family="paragraph" style:parent-style-name="Standard" style:list-style-name="L2">
      <style:paragraph-properties fo:text-align="justify" style:justify-single-word="false"/>
      <style:text-properties fo:language="pt" fo:country="BR" officeooo:rsid="0292ae64" officeooo:paragraph-rsid="0292ae64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rsid="0292ae64" officeooo:paragraph-rsid="0292ae64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pt" fo:country="BR" officeooo:rsid="029a77a8" officeooo:paragraph-rsid="029a77a8"/>
    </style:style>
    <style:style style:name="P10" style:family="paragraph" style:parent-style-name="Standard" style:list-style-name="L3">
      <style:paragraph-properties fo:text-align="justify" style:justify-single-word="false"/>
      <style:text-properties fo:language="pt" fo:country="BR" officeooo:rsid="02aa4711" officeooo:paragraph-rsid="02aa4711"/>
    </style:style>
    <style:style style:name="P11" style:family="paragraph" style:parent-style-name="Standard" style:list-style-name="L3">
      <style:paragraph-properties fo:text-align="justify" style:justify-single-word="false"/>
      <style:text-properties fo:language="pt" fo:country="BR" officeooo:rsid="02b51852" officeooo:paragraph-rsid="02b51852"/>
    </style:style>
    <style:style style:name="P12" style:family="paragraph" style:parent-style-name="Standard">
      <style:paragraph-properties fo:text-align="justify" style:justify-single-word="false"/>
      <style:text-properties fo:language="pt" fo:country="BR" officeooo:rsid="02b51852" officeooo:paragraph-rsid="02b51852"/>
    </style:style>
    <style:style style:name="P13" style:family="paragraph" style:parent-style-name="Standard" style:list-style-name="L3">
      <style:paragraph-properties fo:text-align="justify" style:justify-single-word="false"/>
      <style:text-properties fo:language="pt" fo:country="BR" officeooo:rsid="02b61f49" officeooo:paragraph-rsid="02b61f49"/>
    </style:style>
    <style:style style:name="T1" style:family="text">
      <style:text-properties style:text-underline-style="solid" style:text-underline-width="auto" style:text-underline-color="font-color" officeooo:rsid="0155674c"/>
    </style:style>
    <style:style style:name="T2" style:family="text">
      <style:text-properties style:text-underline-style="solid" style:text-underline-width="auto" style:text-underline-color="font-color" officeooo:rsid="000a2e6f"/>
    </style:style>
    <style:style style:name="T3" style:family="text">
      <style:text-properties style:text-underline-style="solid" style:text-underline-width="auto" style:text-underline-color="font-color" officeooo:rsid="0144bf9c"/>
    </style:style>
    <style:style style:name="T4" style:family="text">
      <style:text-properties style:text-underline-style="solid" style:text-underline-width="auto" style:text-underline-color="font-color" officeooo:rsid="022bc611"/>
    </style:style>
    <style:style style:name="T5" style:family="text">
      <style:text-properties officeooo:rsid="024fcf75"/>
    </style:style>
    <style:style style:name="T6" style:family="text">
      <style:text-properties officeooo:rsid="0292ae64"/>
    </style:style>
    <style:style style:name="T7" style:family="text">
      <style:text-properties officeooo:rsid="02aa4711"/>
    </style:style>
    <style:style style:name="T8" style:family="text">
      <style:text-properties officeooo:rsid="02b518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onceitos Básicos Aplicados a Projetos</text:span><text:span text:style-name="T2"> – </text:span><text:span text:style-name="T3">1</text:span><text:span text:style-name="T4">7</text:span><text:span text:style-name="T2">/08/2022</text:span></text:p>
      <text:p text:style-name="P1"/>
      <text:p text:style-name="P2"/>
      <text:p text:style-name="P2">- <text:span text:style-name="T5">Uma abestração pode ser vista em dois sentidos:</text:span></text:p>
      <text:list xml:id="list1120787317" text:style-name="L1">
        <text:list-item>
          <text:p text:style-name="P5">Abstração de dados</text:p>
        </text:list-item>
        <text:list-item>
          <text:p text:style-name="P5">Abstração de procedimentos</text:p>
        </text:list-item>
      </text:list>
      <text:p text:style-name="P6"/>
      <text:p text:style-name="P6">- <text:span text:style-name="T6">Princípios básicos de projeto:</text:span></text:p>
      <text:list xml:id="list1273318316" text:style-name="L2">
        <text:list-item>
          <text:p text:style-name="P7">Divisão de responsabilidade</text:p>
        </text:list-item>
        <text:list-item>
          <text:p text:style-name="P7">Principio de responsabilidade única</text:p>
        </text:list-item>
        <text:list-item>
          <text:p text:style-name="P7">Principio de conhecimento mínimo (Lei de Demeter)</text:p>
        </text:list-item>
        <text:list-item>
          <text:p text:style-name="P9">Não se repita</text:p>
        </text:list-item>
        <text:list-item>
          <text:p text:style-name="P9">Minimize o desing inicial</text:p>
        </text:list-item>
      </text:list>
      <text:p text:style-name="P8"/>
      <text:p text:style-name="P8">- <text:span text:style-name="T7">Boas pŕaticas de projetos:</text:span></text:p>
      <text:list xml:id="list2669216932" text:style-name="L3">
        <text:list-item>
          <text:p text:style-name="P10">Mantenha padrões de projeto consistentes dentro de uma mesma camada.</text:p>
        </text:list-item>
        <text:list-item>
          <text:p text:style-name="P10">Não duplique funcionalidades.</text:p>
        </text:list-item>
        <text:list-item>
          <text:p text:style-name="P10">Estabeleça um estilo de codificação e uma convenção de nomeclatura.</text:p>
        </text:list-item>
        <text:list-item>
          <text:p text:style-name="P11">Considere abordagens alternativas</text:p>
        </text:list-item>
        <text:list-item>
          <text:p text:style-name="P11">Ser rastreável ao modelo de análise</text:p>
        </text:list-item>
        <text:list-item>
          <text:p text:style-name="P11">Minimize a distância entre o software e o problema do mundo real.</text:p>
        </text:list-item>
        <text:list-item>
          <text:p text:style-name="P13">Organize-se para gestão da qualidade</text:p>
        </text:list-item>
        <text:list-item>
          <text:p text:style-name="P13">Considere os aspectos operacionais da aplicação</text:p>
        </text:list-item>
      </text:list>
      <text:p text:style-name="P12"/>
      <text:p text:style-name="P12">-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10:52:30.292424140</meta:creation-date>
    <dc:date>2022-08-17T12:05:26.466405813</dc:date>
    <meta:editing-duration>PT4H49M44S</meta:editing-duration>
    <meta:editing-cycles>90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23" meta:character-count="750" meta:non-whitespace-character-count="660"/>
  </office:meta>
</office:document-meta>
</file>